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3"/>
          <table:table-cell office:value-type="string" calcext:value-type="string">
            <text:p>GB</text:p>
          </table:table-cell>
          <table:table-cell office:value-type="float" office:value="100" calcext:value-type="float">
            <text:p>100</text:p>
          </table:table-cell>
          <table:table-cell office:value-type="float" office:value="136" calcext:value-type="float">
            <text:p>136</text:p>
          </table:table-cell>
          <table:table-cell table:formula="of:=0.0894/[.F1]" office:value-type="float" office:value="0.000657352941176471" calcext:value-type="float">
            <text:p>0.0006573529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formula="of:=[.A2]*[.B2]*[.C2]*24/1024/1024/1024" office:value-type="float" office:value="0.0894069671630859" calcext:value-type="float">
            <text:p>0.0894069672</text:p>
          </table:table-cell>
          <table:table-cell office:value-type="float" office:value="200" calcext:value-type="float">
            <text:p>200</text:p>
          </table:table-cell>
          <table:table-cell office:value-type="float" office:value="278" calcext:value-type="float">
            <text:p>278</text:p>
          </table:table-cell>
          <table:table-cell table:formula="of:=0.0894/[.F2]" office:value-type="float" office:value="0.00032158273381295" calcext:value-type="float">
            <text:p>0.0003215827</text:p>
          </table:table-cell>
        </table:table-row>
        <table:table-row table:style-name="ro1">
          <table:table-cell table:number-columns-repeated="4"/>
          <table:table-cell office:value-type="float" office:value="400" calcext:value-type="float">
            <text:p>400</text:p>
          </table:table-cell>
          <table:table-cell office:value-type="float" office:value="553" calcext:value-type="float">
            <text:p>553</text:p>
          </table:table-cell>
          <table:table-cell table:formula="of:=0.0894/[.F3]" office:value-type="float" office:value="0.000161663652802893" calcext:value-type="float">
            <text:p>0.0001616637</text:p>
          </table:table-cell>
        </table:table-row>
        <table:table-row table:style-name="ro1"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692.7" calcext:value-type="float">
            <text:p>692.7</text:p>
          </table:table-cell>
          <table:table-cell table:formula="of:=0.0894/[.F4]" office:value-type="float" office:value="0.000129060199220442" calcext:value-type="float">
            <text:p>0.00012906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2:37:18.888862780</meta:creation-date>
    <dc:date>2018-09-22T12:58:41.320844903</dc:date>
    <meta:editing-duration>PT11M12S</meta:editing-duration>
    <meta:editing-cycles>1</meta:editing-cycles>
    <meta:document-statistic meta:table-count="1" meta:cell-count="17" meta:object-count="0"/>
    <meta:generator>LibreOffice/5.1.6.2$Linux_X86_64 LibreOffice_project/10m0$Build-2</meta:generator>
  </office:meta>
</office:document-meta>
</file>